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0688" calcext:value-type="float">
            <text:p>99.2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136" calcext:value-type="float">
            <text:p>98.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8448" calcext:value-type="float">
            <text:p>96.5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152" calcext:value-type="float">
            <text:p>95.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6416" calcext:value-type="float">
            <text:p>94.0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3184" calcext:value-type="float">
            <text:p>93.2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2248" calcext:value-type="float">
            <text:p>92.6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5136" calcext:value-type="float">
            <text:p>91.3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0976" calcext:value-type="float">
            <text:p>88.5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0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4408" calcext:value-type="float">
            <text:p>87.0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8712" calcext:value-type="float">
            <text:p>86.4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0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0568" calcext:value-type="float">
            <text:p>86.8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2456" calcext:value-type="float">
            <text:p>85.1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3688" calcext:value-type="float">
            <text:p>81.3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199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6688" calcext:value-type="float">
            <text:p>74.8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7776" calcext:value-type="float">
            <text:p>74.4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4784" calcext:value-type="float">
            <text:p>71.8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036" calcext:value-type="float">
            <text:p>71.4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5544" calcext:value-type="float">
            <text:p>70.2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198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198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3336" calcext:value-type="float">
            <text:p>69.3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603</text:p>
          </table:table-cell>
          <table:table-cell office:value-type="string" calcext:value-type="string">
            <text:p>TWDB:1035603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